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4mm"/>
    </style:style>
    <style:style style:name="co3" style:family="table-column">
      <style:table-column-properties fo:break-before="auto" style:column-width="38.22mm"/>
    </style:style>
    <style:style style:name="co4" style:family="table-column">
      <style:table-column-properties fo:break-before="auto" style:column-width="43.55mm"/>
    </style:style>
    <style:style style:name="co5" style:family="table-column">
      <style:table-column-properties fo:break-before="auto" style:column-width="44.13mm"/>
    </style:style>
    <style:style style:name="co6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5.49mm" svg:height="64.96mm" svg:x="146.04mm" svg:y="79.97mm">
            <draw:object draw:notify-on-update-of-ranges="Sheet1.E3:Sheet1.E3 Sheet1.E4:Sheet1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9.05mm" svg:height="66.96mm" svg:x="1.07mm" svg:y="82.22mm">
            <draw:object draw:notify-on-update-of-ranges="Sheet1.C3:Sheet1.C3 Sheet1.C4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Number of Siblings</text:p>
          </table:table-cell>
          <table:table-cell table:number-columns-repeated="2" office:value-type="string" calcext:value-type="string">
            <text:p>Number of Couples Hist</text:p>
          </table:table-cell>
          <table:table-cell office:value-type="string" calcext:value-type="string">
            <text:p>Number of Couples PMF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0" calcext:value-type="float">
            <text:p>0</text:p>
          </table:table-cell>
          <table:table-cell table:formula="of:=[.D4]/[.$D$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10" calcext:value-type="float">
            <text:p>10</text:p>
          </table:table-cell>
          <table:table-cell table:formula="of:=[.D5]/[.$D$10]" office:value-type="float" office:value="0.10752688172043" calcext:value-type="float">
            <text:p>0.10752688172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B6]*[.C6]" office:value-type="float" office:value="60" calcext:value-type="float">
            <text:p>60</text:p>
          </table:table-cell>
          <table:table-cell table:formula="of:=[.D6]/[.$D$10]" office:value-type="float" office:value="0.645161290322581" calcext:value-type="float">
            <text:p>0.6451612903225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5" calcext:value-type="float">
            <text:p>15</text:p>
          </table:table-cell>
          <table:table-cell table:formula="of:=[.D7]/[.$D$10]" office:value-type="float" office:value="0.161290322580645" calcext:value-type="float">
            <text:p>0.1612903225806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8" calcext:value-type="float">
            <text:p>8</text:p>
          </table:table-cell>
          <table:table-cell table:formula="of:=[.D8]/[.$D$10]" office:value-type="float" office:value="0.0860215053763441" calcext:value-type="float">
            <text:p>0.08602150537634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SUM([.B4:.B9])" office:value-type="float" office:value="10" calcext:value-type="float">
            <text:p>10</text:p>
          </table:table-cell>
          <table:table-cell table:formula="of:=SUM([.C4:.C9])" office:value-type="float" office:value="50" calcext:value-type="float">
            <text:p>50</text:p>
          </table:table-cell>
          <table:table-cell table:formula="of:=SUM([.D4:.D9])" office:value-type="float" office:value="93" calcext:value-type="float">
            <text:p>93</text:p>
          </table:table-cell>
          <table:table-cell table:formula="of:=SUM([.E4:.E9]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18:50:09.7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8:23:13.638000000</meta:creation-date>
    <dc:date>2019-05-20T19:08:11.360000000</dc:date>
    <meta:editing-duration>PT14M58S</meta:editing-duration>
    <meta:editing-cycles>5</meta:editing-cycles>
    <meta:generator>LibreOffice/6.2.0.3$Windows_X86_64 LibreOffice_project/98c6a8a1c6c7b144ce3cc729e34964b47ce25d62</meta:generator>
    <meta:document-statistic meta:table-count="1" meta:cell-count="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06cm" svg:height="6.697cm" xlink:href=".." xlink:type="simple" chart:class="chart:bar" chart:style-name="ch1">
        <chart:legend chart:legend-position="end" svg:x="8.082cm" svg:y="2.858cm" style:legend-expansion="high" chart:style-name="ch2"/>
        <chart:plot-area chart:style-name="ch3" table:cell-range-address="Sheet1.C3:Sheet1.C8" chart:data-source-has-labels="row" svg:x="0.238cm" svg:y="0.133cm" svg:width="7.606cm" svg:height="6.431cm">
          <chartooo:coordinate-region svg:x="0.889cm" svg:y="0.328cm" svg:width="6.955cm" svg:height="5.5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8" chart:label-cell-address="Sheet1.C3:Sheet1.C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Couples Hist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C4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5cm" svg:height="6.497cm" xlink:href=".." xlink:type="simple" chart:class="chart:bar" chart:style-name="ch1">
        <chart:legend chart:legend-position="end" svg:x="7.726cm" svg:y="2.758cm" style:legend-expansion="high" chart:style-name="ch2"/>
        <chart:plot-area chart:style-name="ch3" table:cell-range-address="Sheet1.E3:Sheet1.E8" chart:data-source-has-labels="row" svg:x="0.231cm" svg:y="0.129cm" svg:width="7.264cm" svg:height="6.239cm">
          <chartooo:coordinate-region svg:x="0.976cm" svg:y="0.324cm" svg:width="6.519cm" svg:height="5.4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8" chart:label-cell-address="Sheet1.E3:Sheet1.E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Couples PMF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4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52688172043">
                <text:p>0.10752688172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60215053763441">
                <text:p>0.08602150537634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